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5535in"/>
    </style:style>
    <style:style style:name="co3" style:family="table-column">
      <style:table-column-properties fo:break-before="auto" style:column-width="1.6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2138in"/>
    </style:style>
    <style:style style:name="co7" style:family="table-column">
      <style:table-column-properties fo:break-before="auto" style:column-width="1.8602in"/>
    </style:style>
    <style:style style:name="co8" style:family="table-column">
      <style:table-column-properties fo:break-before="auto" style:column-width="2.0181in"/>
    </style:style>
    <style:style style:name="co9" style:family="table-column">
      <style:table-column-properties fo:break-before="auto" style:column-width="1.907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34in" fo:break-before="auto" style:use-optimal-row-height="true"/>
    </style:style>
    <style:style style:name="ta1" style:family="table" style:master-page-name="PageStyle_5f_I_5f_B_20__3d__20_100_20_uA">
      <style:table-properties table:display="true" style:writing-mode="lr-tb"/>
    </style:style>
    <style:style style:name="ta2" style:family="table" style:master-page-name="PageStyle_5f_I_5f_B_20__3d__20_50_20_u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4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53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_B = 100 uA 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1" table:number-columns-repeated="2" table:default-cell-style-name="ce2"/>
        <table:table-column table:style-name="co1" table:number-columns-repeated="16364" table:default-cell-style-name="Default"/>
        <table:table-row table:style-name="ro1">
          <table:table-cell/>
          <table:table-cell office:value-type="string" calcext:value-type="string">
            <text:p>TUTTO NEGATIVO COLIONI</text:p>
          </table:table-cell>
          <table:table-cell table:number-columns-repeated="1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I_B</text:p>
          </table:table-cell>
          <table:table-cell table:style-name="ce1" office:value-type="string" calcext:value-type="string">
            <text:p>-0.10</text:p>
          </table:table-cell>
          <table:table-cell office:value-type="string" calcext:value-type="string">
            <text:p>mA</text:p>
          </table:table-cell>
          <table:table-cell table:number-columns-repeated="5"/>
          <table:table-cell office:value-type="string" calcext:value-type="string">
            <text:p>stiamo aspettando tipo 3 sec tra misura oscillo e multi</text:p>
          </table:table-cell>
          <table:table-cell table:number-columns-repeated="8"/>
          <table:table-cell table:style-name="Default" office:value-type="string" calcext:value-type="string">
            <text:p>CANE PORCO MAIALE ULTIJMA MISURA PEDDAVERO</text:p>
          </table:table-cell>
          <table:table-cell table:style-name="Default"/>
          <table:table-cell table:number-columns-repeated="16364"/>
        </table:table-row>
        <table:table-row table:style-name="ro1">
          <table:table-cell table:number-columns-repeated="18"/>
          <table:table-cell table:style-name="Default" office:value-type="string" calcext:value-type="string">
            <text:p>adesso lo stiamo facendo scaldare finché la corrente non è stabile</text:p>
          </table:table-cell>
          <table:table-cell table:style-name="Default"/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zero oscilloscopio:</text:p>
          </table:table-cell>
          <table:table-cell office:value-type="string" calcext:value-type="string">
            <text:p>settato con 1mV/div</text:p>
          </table:table-cell>
          <table:table-cell/>
          <table:table-cell office:value-type="string" calcext:value-type="string">
            <text:p>V/div</text:p>
          </table:table-cell>
          <table:table-cell table:number-columns-repeated="4"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number-columns-repeated="7"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number-columns-repeated="16364"/>
        </table:table-row>
        <table:table-row table:style-name="ro1">
          <table:table-cell table:number-columns-repeated="3"/>
          <table:table-cell>
            <draw:frame table:end-cell-address="'I_B = 100 uA OLD'.J18" table:end-x="0.4346in" table:end-y="0.1799in" draw:z-index="2" draw:name="Grafico 4" draw:style-name="gr1" draw:text-style-name="P1" svg:width="5.576in" svg:height="2.9543in" svg:x="0.8795in" svg:y="0.0693in">
              <draw:object draw:notify-on-update-of-ranges="'I_B = 100 uA OLD'.L5:'I_B = 100 uA OLD'.L31 'I_B = 100 uA OLD'.K5:'I_B = 100 uA OLD'.K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38" calcext:value-type="float">
            <text:p>20.38</text:p>
          </table:table-cell>
          <table:table-cell>
            <draw:frame table:end-cell-address="'I_B = 100 uA OLD'.S18" table:end-x="0.1894in" table:end-y="0.1339in" draw:z-index="3" draw:name="Grafico 5" draw:style-name="gr1" draw:text-style-name="P1" svg:width="5.576in" svg:height="2.9543in" svg:x="0.6343in" svg:y="0.0232in">
              <draw:object draw:notify-on-update-of-ranges="'I_B = 100 uA OLD'.U5:'I_B = 100 uA OLD'.U36 'I_B = 100 uA OLD'.T5:'I_B = 100 uA OLD'.T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19" calcext:value-type="float">
            <text:p>19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97" calcext:value-type="float">
            <text:p>19.9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8" calcext:value-type="float">
            <text:p>19.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9.31" calcext:value-type="float">
            <text:p>19.3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9.96" calcext:value-type="float">
            <text:p>19.9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9.54" calcext:value-type="float">
            <text:p>19.5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41" calcext:value-type="float">
            <text:p>19.4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7" calcext:value-type="float">
            <text:p>19.7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17" calcext:value-type="float">
            <text:p>19.17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04" calcext:value-type="float">
            <text:p>19.0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45" calcext:value-type="float">
            <text:p>19.4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05" calcext:value-type="float">
            <text:p>19.0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67" calcext:value-type="float">
            <text:p>18.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38" calcext:value-type="float">
            <text:p>18.3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81" calcext:value-type="float">
            <text:p>18.81</text:p>
          </table:table-cell>
          <table:table-cell table:number-columns-repeated="16363"/>
        </table:table-row>
        <table:table-row table:style-name="ro1">
          <table:table-cell>
            <draw:frame table:end-cell-address="'I_B = 100 uA OLD'.E25" table:end-x="0.3791in" table:end-y="0.0138in" draw:z-index="1" draw:name="Grafico 3" draw:style-name="gr1" draw:text-style-name="P1" svg:width="5.5882in" svg:height="2.9512in" svg:x="0in" svg:y="0.1252in">
              <draw:object draw:notify-on-update-of-ranges="'I_B = 100 uA OLD'.L20:'I_B = 100 uA OLD'.L29 'I_B = 100 uA OLD'.K5:'I_B = 100 uA OLD'.K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34" calcext:value-type="float">
            <text:p>18.3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18.58" calcext:value-type="float">
            <text:p>18.5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7.73" calcext:value-type="float">
            <text:p>17.7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66" calcext:value-type="float">
            <text:p>18.6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67" calcext:value-type="float">
            <text:p>17.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8.19" calcext:value-type="float">
            <text:p>18.19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8.05" calcext:value-type="float">
            <text:p>18.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8.06" calcext:value-type="float">
            <text:p>18.0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89" calcext:value-type="float">
            <text:p>17.89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81" calcext:value-type="float">
            <text:p>17.81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17.7" calcext:value-type="float">
            <text:p>17.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17.65" calcext:value-type="float">
            <text:p>17.6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17.51" calcext:value-type="float">
            <text:p>17.51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17.53" calcext:value-type="float">
            <text:p>17.53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17.36" calcext:value-type="float">
            <text:p>17.36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17.38" calcext:value-type="float">
            <text:p>17.38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17.22" calcext:value-type="float">
            <text:p>17.2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17.25" calcext:value-type="float">
            <text:p>17.2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6.97" calcext:value-type="float">
            <text:p>16.9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7.14" calcext:value-type="float">
            <text:p>17.1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7.01" calcext:value-type="float">
            <text:p>17.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6.91" calcext:value-type="float">
            <text:p>16.9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6.86" calcext:value-type="float">
            <text:p>16.8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6.72" calcext:value-type="float">
            <text:p>16.7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6.77" calcext:value-type="float">
            <text:p>16.77</text:p>
          </table:table-cell>
          <table:table-cell table:number-columns-repeated="16363"/>
        </table:table-row>
        <table:table-row table:style-name="ro1">
          <table:table-cell/>
          <table:table-cell>
            <draw:frame table:end-cell-address="'I_B = 100 uA OLD'.G38" table:end-x="0.1382in" table:end-y="0.0783in" draw:z-index="0" draw:name="Grafico 1" draw:style-name="gr1" draw:text-style-name="P1" svg:width="5.6843in" svg:height="2.9512in" svg:x="0.6665in" svg:y="0.1898in">
              <draw:object draw:notify-on-update-of-ranges="'I_B = 100 uA OLD'.G5:'I_B = 100 uA OLD'.G51 'I_B = 100 uA OLD'.F5:'I_B = 100 uA OLD'.F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5.73" calcext:value-type="float">
            <text:p>15.73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6.45" calcext:value-type="float">
            <text:p>16.4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6.19" calcext:value-type="float">
            <text:p>16.19</text:p>
          </table:table-cell>
          <table:table-cell table:number-columns-repeated="16363"/>
        </table:table-row>
        <table:table-row table:style-name="ro1">
          <table:table-cell table:number-columns-repeated="9"/>
          <table:table-cell table:style-name="ce2"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4.96" calcext:value-type="float">
            <text:p>14.9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table:number-columns-repeated="16363"/>
        </table:table-row>
        <table:table-row table:style-name="ro1">
          <table:table-cell table:number-columns-repeated="9"/>
          <table:table-cell table:style-name="ce2"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4.4" calcext:value-type="float">
            <text:p>14.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5.2" calcext:value-type="float">
            <text:p>15.2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14.43" calcext:value-type="float">
            <text:p>14.4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15.13" calcext:value-type="float">
            <text:p>15.13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3.36" calcext:value-type="float">
            <text:p>13.36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.02" calcext:value-type="float">
            <text:p>11.02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.56" calcext:value-type="float">
            <text:p>11.5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6.73" calcext:value-type="float">
            <text:p>6.7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4.88" calcext:value-type="float">
            <text:p>4.88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2.94" calcext:value-type="float">
            <text:p>2.9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table:number-columns-repeated="16363"/>
        </table:table-row>
      </table:table>
      <table:table table:name="I_B = 50 uA OLD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16376" table:default-cell-style-name="Default"/>
        <table:table-row table:style-name="ro1" table:number-rows-repeated="5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office:value-type="string" calcext:value-type="string">
            <text:p>amper (mA)</text:p>
          </table:table-cell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style-name="Default" office:value-type="string" calcext:value-type="string">
            <text:p>amper (mA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78" calcext:value-type="float">
            <text:p>9.7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9.58" calcext:value-type="float">
            <text:p>9.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9.62" calcext:value-type="float">
            <text:p>9.6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9.48" calcext:value-type="float">
            <text:p>9.4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9.31" calcext:value-type="float">
            <text:p>9.3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.31" calcext:value-type="float">
            <text:p>9.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.15</text:p>
          </table:table-cell>
          <table:table-cell table:number-columns-repeated="16376"/>
        </table:table-row>
        <table:table-row table:style-name="ro1">
          <table:table-cell>
            <draw:frame table:end-cell-address="'I_B = 50 uA OLD'.F27" table:end-x="0.4858in" table:end-y="0.0858in" draw:z-index="0" draw:name="Grafico 1" draw:style-name="gr1" draw:text-style-name="P1" svg:width="5.5031in" svg:height="3.0063in" svg:x="0in" svg:y="0.1417in">
              <draw:object draw:notify-on-update-of-ranges="'I_B = 50 uA OLD'.D7:'I_B = 50 uA OLD'.D38 'I_B = 50 uA OLD'.C7:'I_B = 50 uA OLD'.C3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9.21" calcext:value-type="float">
            <text:p>9.2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9.05" calcext:value-type="float">
            <text:p>9.05</text:p>
          </table:table-cell>
          <table:table-cell>
            <draw:frame table:end-cell-address="'I_B = 50 uA OLD'.O27" table:end-x="0.1685in" table:end-y="0.0465in" draw:z-index="1" draw:name="Grafico 2" draw:style-name="gr1" draw:text-style-name="P1" svg:width="5.6035in" svg:height="3.0063in" svg:x="0.5854in" svg:y="0.1024in">
              <draw:object draw:notify-on-update-of-ranges="'I_B = 50 uA OLD'.H7:'I_B = 50 uA OLD'.H38 'I_B = 50 uA OLD'.G7:'I_B = 50 uA OLD'.G3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8.98" calcext:value-type="float">
            <text:p>8.9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9.05" calcext:value-type="float">
            <text:p>9.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8.91" calcext:value-type="float">
            <text:p>8.9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8.98" calcext:value-type="float">
            <text:p>8.9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8.86" calcext:value-type="float">
            <text:p>8.8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.88" calcext:value-type="float">
            <text:p>8.8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.77" calcext:value-type="float">
            <text:p>8.7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8.82" calcext:value-type="float">
            <text:p>8.8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8.72" calcext:value-type="float">
            <text:p>8.7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8.68" calcext:value-type="float">
            <text:p>8.6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8.62" calcext:value-type="float">
            <text:p>8.6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8.68" calcext:value-type="float">
            <text:p>8.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8.58" calcext:value-type="float">
            <text:p>8.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.66" calcext:value-type="float">
            <text:p>8.6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.55" calcext:value-type="float">
            <text:p>8.5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8.51" calcext:value-type="float">
            <text:p>8.5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8.57" calcext:value-type="float">
            <text:p>8.5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8.49" calcext:value-type="float">
            <text:p>8.4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8.46" calcext:value-type="float">
            <text:p>8.4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8.42" calcext:value-type="float">
            <text:p>8.4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8.38" calcext:value-type="float">
            <text:p>8.3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8.33" calcext:value-type="float">
            <text:p>8.3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8.24" calcext:value-type="float">
            <text:p>8.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8.22" calcext:value-type="float">
            <text:p>8.2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7.86" calcext:value-type="float">
            <text:p>7.8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6.66" calcext:value-type="float">
            <text:p>6.6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3.95" calcext:value-type="float">
            <text:p>3.9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2.62" calcext:value-type="float">
            <text:p>2.6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16376"/>
        </table:table-row>
      </table:table>
      <table:table table:name="I_B = 100 uA ANALISI" table:style-name="ta3">
        <office:forms form:automatic-focus="false" form:apply-design-mode="false"/>
        <table:shapes>
          <draw:frame draw:z-index="0" draw:style-name="gr2" draw:text-style-name="P2" svg:width="6.2988in" svg:height="3.5429in" svg:x="10.6232in" svg:y="2.2335in">
            <draw:object draw:notify-on-update-of-ranges="'I_B = 100 uA ANALISI'.D10:'I_B = 100 uA ANALISI'.D41 'I_B = 100 uA ANALISI'.E10:'I_B = 100 uA ANALISI'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6377" table:default-cell-style-name="ce3"/>
        <table:table-row table:style-name="ro2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V/div zero</text:p>
          </table:table-cell>
          <table:table-cell office:value-type="float" office:value="0.001" calcext:value-type="float">
            <text:p>0.001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errore sullo zero (V)</text:p>
          </table:table-cell>
          <table:table-cell table:formula="of:=0.5*[.E2]/5" office:value-type="float" office:value="0.0001" calcext:value-type="float">
            <text:p>0.0001</text:p>
          </table:table-cell>
          <table:table-cell/>
          <table:table-cell office:value-type="string" calcext:value-type="string">
            <text:p>costante err digits (mA)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errore costruttore (%)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errore costr (%)</text:p>
          </table:table-cell>
          <table:table-cell office:value-type="float" office:value="0.015" calcext:value-type="float">
            <text:p>0.015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3" table:number-rows-repeated="2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3">
          <table:table-cell table:number-columns-repeated="2"/>
          <table:table-cell table:style-name="ce5" office:value-type="string" calcext:value-type="string">
            <text:p>V/div</text:p>
          </table:table-cell>
          <table:table-cell table:style-name="ce5" office:value-type="string" calcext:value-type="string">
            <text:p>oscillo (V)</text:p>
          </table:table-cell>
          <table:table-cell table:style-name="ce7" office:value-type="string" calcext:value-type="string">
            <text:p>I_C (mA)</text:p>
          </table:table-cell>
          <table:table-cell table:style-name="ce7" office:value-type="string" calcext:value-type="string">
            <text:p>errore Oscillo (V)</text:p>
          </table:table-cell>
          <table:table-cell table:style-name="ce7" office:value-type="string" calcext:value-type="string">
            <text:p>errore multi <text:s/>(mA)</text:p>
          </table:table-cell>
          <table:table-cell table:style-name="ce7" table:number-columns-repeated="3"/>
          <table:table-cell table:number-columns-repeated="16374"/>
        </table:table-row>
        <table:table-row table:style-name="ro2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float" office:value="20.1" calcext:value-type="float">
            <text:p>20.10</text:p>
          </table:table-cell>
          <table:table-cell table:style-name="ce9" table:formula="of:=SQRT((0.5*[.C10]/5)^2+[.$E$3]^2 + ([.D10]*[.$E$5])^2)" office:value-type="float" office:value="0.15620502552735" calcext:value-type="float">
            <text:p>0.1562</text:p>
          </table:table-cell>
          <table:table-cell table:style-name="ce8" table:formula="of:=ROUND([.E10]*[.$H$5]; 2) + [.$H$3]" office:value-type="float" office:value="0.33" calcext:value-type="float">
            <text:p>0.33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6" calcext:value-type="float">
            <text:p>3.60</text:p>
          </table:table-cell>
          <table:table-cell table:style-name="ce8" office:value-type="float" office:value="19.8" calcext:value-type="float">
            <text:p>19.80</text:p>
          </table:table-cell>
          <table:table-cell table:style-name="ce9" table:formula="of:=SQRT((0.5*[.C11]/5)^2+[.$E$3]^2 + ([.D11]*[.$E$5])^2)" office:value-type="float" office:value="0.14718698991419" calcext:value-type="float">
            <text:p>0.1472</text:p>
          </table:table-cell>
          <table:table-cell table:style-name="ce8" table:formula="of:=ROUND([.E11]*[.$H$5]; 2) + [.$H$3]" office:value-type="float" office:value="0.33" calcext:value-type="float">
            <text:p>0.33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2" calcext:value-type="float">
            <text:p>3.20</text:p>
          </table:table-cell>
          <table:table-cell table:style-name="ce8" office:value-type="float" office:value="19.54" calcext:value-type="float">
            <text:p>19.54</text:p>
          </table:table-cell>
          <table:table-cell table:style-name="ce9" table:formula="of:=SQRT((0.5*[.C12]/5)^2+[.$E$3]^2 + ([.D12]*[.$E$5])^2)" office:value-type="float" office:value="0.138621823678669" calcext:value-type="float">
            <text:p>0.1386</text:p>
          </table:table-cell>
          <table:table-cell table:style-name="ce8" table:formula="of:=ROUND([.E12]*[.$H$5]; 2) + [.$H$3]" office:value-type="float" office:value="0.32" calcext:value-type="float">
            <text:p>0.32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8" calcext:value-type="float">
            <text:p>2.80</text:p>
          </table:table-cell>
          <table:table-cell table:style-name="ce8" office:value-type="float" office:value="19.17" calcext:value-type="float">
            <text:p>19.17</text:p>
          </table:table-cell>
          <table:table-cell table:style-name="ce9" table:formula="of:=SQRT((0.5*[.C13]/5)^2+[.$E$3]^2 + ([.D13]*[.$E$5])^2)" office:value-type="float" office:value="0.0977548464271721" calcext:value-type="float">
            <text:p>0.0978</text:p>
          </table:table-cell>
          <table:table-cell table:style-name="ce8" table:formula="of:=ROUND([.E13]*[.$H$5]; 2) + [.$H$3]" office:value-type="float" office:value="0.32" calcext:value-type="float">
            <text:p>0.32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4" calcext:value-type="float">
            <text:p>2.40</text:p>
          </table:table-cell>
          <table:table-cell table:style-name="ce8" office:value-type="float" office:value="19.05" calcext:value-type="float">
            <text:p>19.05</text:p>
          </table:table-cell>
          <table:table-cell table:style-name="ce9" table:formula="of:=SQRT((0.5*[.C14]/5)^2+[.$E$3]^2 + ([.D14]*[.$E$5])^2)" office:value-type="float" office:value="0.0876584850428069" calcext:value-type="float">
            <text:p>0.0877</text:p>
          </table:table-cell>
          <table:table-cell table:style-name="ce8" table:formula="of:=ROUND([.E14]*[.$H$5]; 2) + [.$H$3]" office:value-type="float" office:value="0.32" calcext:value-type="float">
            <text:p>0.32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float" office:value="18.81" calcext:value-type="float">
            <text:p>18.81</text:p>
          </table:table-cell>
          <table:table-cell table:style-name="ce9" table:formula="of:=SQRT((0.5*[.C15]/5)^2+[.$E$3]^2 + ([.D15]*[.$E$5])^2)" office:value-type="float" office:value="0.0781025607774803" calcext:value-type="float">
            <text:p>0.0781</text:p>
          </table:table-cell>
          <table:table-cell table:style-name="ce8" table:formula="of:=ROUND([.E15]*[.$H$5]; 2) + [.$H$3]" office:value-type="float" office:value="0.31" calcext:value-type="float">
            <text:p>0.31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8" calcext:value-type="float">
            <text:p>1.80</text:p>
          </table:table-cell>
          <table:table-cell table:style-name="ce8" office:value-type="float" office:value="18.58" calcext:value-type="float">
            <text:p>18.58</text:p>
          </table:table-cell>
          <table:table-cell table:style-name="ce9" table:formula="of:=SQRT((0.5*[.C16]/5)^2+[.$E$3]^2 + ([.D16]*[.$E$5])^2)" office:value-type="float" office:value="0.0735935459126682" calcext:value-type="float">
            <text:p>0.0736</text:p>
          </table:table-cell>
          <table:table-cell table:style-name="ce8" table:formula="of:=ROUND([.E16]*[.$H$5]; 2) + [.$H$3]" office:value-type="float" office:value="0.31" calcext:value-type="float">
            <text:p>0.31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6" calcext:value-type="float">
            <text:p>1.60</text:p>
          </table:table-cell>
          <table:table-cell table:style-name="ce8" office:value-type="float" office:value="18.4" calcext:value-type="float">
            <text:p>18.40</text:p>
          </table:table-cell>
          <table:table-cell table:style-name="ce9" table:formula="of:=SQRT((0.5*[.C17]/5)^2+[.$E$3]^2 + ([.D17]*[.$E$5])^2)" office:value-type="float" office:value="0.0693109659433484" calcext:value-type="float">
            <text:p>0.0693</text:p>
          </table:table-cell>
          <table:table-cell table:style-name="ce8" table:formula="of:=ROUND([.E17]*[.$H$5]; 2) + [.$H$3]" office:value-type="float" office:value="0.31" calcext:value-type="float">
            <text:p>0.31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4" calcext:value-type="float">
            <text:p>1.40</text:p>
          </table:table-cell>
          <table:table-cell table:style-name="ce8" office:value-type="float" office:value="18.19" calcext:value-type="float">
            <text:p>18.19</text:p>
          </table:table-cell>
          <table:table-cell table:style-name="ce9" table:formula="of:=SQRT((0.5*[.C18]/5)^2+[.$E$3]^2 + ([.D18]*[.$E$5])^2)" office:value-type="float" office:value="0.0652993874396996" calcext:value-type="float">
            <text:p>0.0653</text:p>
          </table:table-cell>
          <table:table-cell table:style-name="ce8" table:formula="of:=ROUND([.E18]*[.$H$5]; 2) + [.$H$3]" office:value-type="float" office:value="0.3" calcext:value-type="float">
            <text:p>0.3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.2" calcext:value-type="float">
            <text:p>1.20</text:p>
          </table:table-cell>
          <table:table-cell table:style-name="ce8" office:value-type="float" office:value="18.06" calcext:value-type="float">
            <text:p>18.06</text:p>
          </table:table-cell>
          <table:table-cell table:style-name="ce9" table:formula="of:=SQRT((0.5*[.C19]/5)^2+[.$E$3]^2 + ([.D19]*[.$E$5])^2)" office:value-type="float" office:value="0.0411826419745018" calcext:value-type="float">
            <text:p>0.0412</text:p>
          </table:table-cell>
          <table:table-cell table:style-name="ce8" table:formula="of:=ROUND([.E19]*[.$H$5]; 2) + [.$H$3]" office:value-type="float" office:value="0.3" calcext:value-type="float">
            <text:p>0.3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float" office:value="17.81" calcext:value-type="float">
            <text:p>17.81</text:p>
          </table:table-cell>
          <table:table-cell table:style-name="ce9" table:formula="of:=SQRT((0.5*[.C20]/5)^2+[.$E$3]^2 + ([.D20]*[.$E$5])^2)" office:value-type="float" office:value="0.0360556514294223" calcext:value-type="float">
            <text:p>0.0361</text:p>
          </table:table-cell>
          <table:table-cell table:style-name="ce8" table:formula="of:=ROUND([.E20]*[.$H$5]; 2) + [.$H$3]" office:value-type="float" office:value="0.3" calcext:value-type="float">
            <text:p>0.3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92" calcext:value-type="float">
            <text:p>0.92</text:p>
          </table:table-cell>
          <table:table-cell table:style-name="ce8" office:value-type="float" office:value="17.65" calcext:value-type="float">
            <text:p>17.65</text:p>
          </table:table-cell>
          <table:table-cell table:style-name="ce9" table:formula="of:=SQRT((0.5*[.C21]/5)^2+[.$E$3]^2 + ([.D21]*[.$E$5])^2)" office:value-type="float" office:value="0.0340847473219327" calcext:value-type="float">
            <text:p>0.0341</text:p>
          </table:table-cell>
          <table:table-cell table:style-name="ce8" table:formula="of:=ROUND([.E21]*[.$H$5]; 2) + [.$H$3]" office:value-type="float" office:value="0.29" calcext:value-type="float">
            <text:p>0.29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84" calcext:value-type="float">
            <text:p>0.84</text:p>
          </table:table-cell>
          <table:table-cell table:style-name="ce8" office:value-type="float" office:value="17.53" calcext:value-type="float">
            <text:p>17.53</text:p>
          </table:table-cell>
          <table:table-cell table:style-name="ce9" table:formula="of:=SQRT((0.5*[.C22]/5)^2+[.$E$3]^2 + ([.D22]*[.$E$5])^2)" office:value-type="float" office:value="0.0321721929622461" calcext:value-type="float">
            <text:p>0.0322</text:p>
          </table:table-cell>
          <table:table-cell table:style-name="ce8" table:formula="of:=ROUND([.E22]*[.$H$5]; 2) + [.$H$3]" office:value-type="float" office:value="0.29" calcext:value-type="float">
            <text:p>0.29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76" calcext:value-type="float">
            <text:p>0.76</text:p>
          </table:table-cell>
          <table:table-cell table:style-name="ce8" office:value-type="float" office:value="17.38" calcext:value-type="float">
            <text:p>17.38</text:p>
          </table:table-cell>
          <table:table-cell table:style-name="ce9" table:formula="of:=SQRT((0.5*[.C23]/5)^2+[.$E$3]^2 + ([.D23]*[.$E$5])^2)" office:value-type="float" office:value="0.0303290289986343" calcext:value-type="float">
            <text:p>0.0303</text:p>
          </table:table-cell>
          <table:table-cell table:style-name="ce8" table:formula="of:=ROUND([.E23]*[.$H$5]; 2) + [.$H$3]" office:value-type="float" office:value="0.29" calcext:value-type="float">
            <text:p>0.29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68" calcext:value-type="float">
            <text:p>0.68</text:p>
          </table:table-cell>
          <table:table-cell table:style-name="ce8" office:value-type="float" office:value="17.25" calcext:value-type="float">
            <text:p>17.25</text:p>
          </table:table-cell>
          <table:table-cell table:style-name="ce9" table:formula="of:=SQRT((0.5*[.C24]/5)^2+[.$E$3]^2 + ([.D24]*[.$E$5])^2)" office:value-type="float" office:value="0.0285686891543872" calcext:value-type="float">
            <text:p>0.0286</text:p>
          </table:table-cell>
          <table:table-cell table:style-name="ce8" table:formula="of:=ROUND([.E24]*[.$H$5]; 2) + [.$H$3]" office:value-type="float" office:value="0.29" calcext:value-type="float">
            <text:p>0.29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6" calcext:value-type="float">
            <text:p>0.60</text:p>
          </table:table-cell>
          <table:table-cell table:style-name="ce8" office:value-type="float" office:value="17.14" calcext:value-type="float">
            <text:p>17.14</text:p>
          </table:table-cell>
          <table:table-cell table:style-name="ce9" table:formula="of:=SQRT((0.5*[.C25]/5)^2+[.$E$3]^2 + ([.D25]*[.$E$5])^2)" office:value-type="float" office:value="0.0205915031020079" calcext:value-type="float">
            <text:p>0.0206</text:p>
          </table:table-cell>
          <table:table-cell table:style-name="ce8" table:formula="of:=ROUND([.E25]*[.$H$5]; 2) + [.$H$3]" office:value-type="float" office:value="0.29" calcext:value-type="float">
            <text:p>0.29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6" calcext:value-type="float">
            <text:p>0.56</text:p>
          </table:table-cell>
          <table:table-cell table:style-name="ce8" office:value-type="float" office:value="17" calcext:value-type="float">
            <text:p>17.00</text:p>
          </table:table-cell>
          <table:table-cell table:style-name="ce9" table:formula="of:=SQRT((0.5*[.C26]/5)^2+[.$E$3]^2 + ([.D26]*[.$E$5])^2)" office:value-type="float" office:value="0.0195512147960172" calcext:value-type="float">
            <text:p>0.0196</text:p>
          </table:table-cell>
          <table:table-cell table:style-name="ce8" table:formula="of:=ROUND([.E26]*[.$H$5]; 2) + [.$H$3]" office:value-type="float" office:value="0.29" calcext:value-type="float">
            <text:p>0.29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2" calcext:value-type="float">
            <text:p>0.52</text:p>
          </table:table-cell>
          <table:table-cell table:style-name="ce8" office:value-type="float" office:value="16.86" calcext:value-type="float">
            <text:p>16.86</text:p>
          </table:table-cell>
          <table:table-cell table:style-name="ce9" table:formula="of:=SQRT((0.5*[.C27]/5)^2+[.$E$3]^2 + ([.D27]*[.$E$5])^2)" office:value-type="float" office:value="0.0185302455461335" calcext:value-type="float">
            <text:p>0.0185</text:p>
          </table:table-cell>
          <table:table-cell table:style-name="ce8" table:formula="of:=ROUND([.E27]*[.$H$5]; 2) + [.$H$3]" office:value-type="float" office:value="0.28" calcext:value-type="float">
            <text:p>0.28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8" calcext:value-type="float">
            <text:p>0.48</text:p>
          </table:table-cell>
          <table:table-cell table:style-name="ce8" office:value-type="float" office:value="16.77" calcext:value-type="float">
            <text:p>16.77</text:p>
          </table:table-cell>
          <table:table-cell table:style-name="ce9" table:formula="of:=SQRT((0.5*[.C28]/5)^2+[.$E$3]^2 + ([.D28]*[.$E$5])^2)" office:value-type="float" office:value="0.0175319707962339" calcext:value-type="float">
            <text:p>0.0175</text:p>
          </table:table-cell>
          <table:table-cell table:style-name="ce8" table:formula="of:=ROUND([.E28]*[.$H$5]; 2) + [.$H$3]" office:value-type="float" office:value="0.28" calcext:value-type="float">
            <text:p>0.28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float" office:value="16.45" calcext:value-type="float">
            <text:p>16.45</text:p>
          </table:table-cell>
          <table:table-cell table:style-name="ce9" table:formula="of:=SQRT((0.5*[.C29]/5)^2+[.$E$3]^2 + ([.D29]*[.$E$5])^2)" office:value-type="float" office:value="0.0165604951616792" calcext:value-type="float">
            <text:p>0.0166</text:p>
          </table:table-cell>
          <table:table-cell table:style-name="ce8" table:formula="of:=ROUND([.E29]*[.$H$5]; 2) + [.$H$3]" office:value-type="float" office:value="0.28" calcext:value-type="float">
            <text:p>0.28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" calcext:value-type="float">
            <text:p>0.40</text:p>
          </table:table-cell>
          <table:table-cell table:style-name="ce8" office:value-type="float" office:value="16.19" calcext:value-type="float">
            <text:p>16.19</text:p>
          </table:table-cell>
          <table:table-cell table:style-name="ce9" table:formula="of:=SQRT((0.5*[.C30]/5)^2+[.$E$3]^2 + ([.D30]*[.$E$5])^2)" office:value-type="float" office:value="0.0156208194407336" calcext:value-type="float">
            <text:p>0.0156</text:p>
          </table:table-cell>
          <table:table-cell table:style-name="ce8" table:formula="of:=ROUND([.E30]*[.$H$5]; 2) + [.$H$3]" office:value-type="float" office:value="0.27" calcext:value-type="float">
            <text:p>0.27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6" calcext:value-type="float">
            <text:p>0.36</text:p>
          </table:table-cell>
          <table:table-cell table:style-name="ce8" office:value-type="float" office:value="15.83" calcext:value-type="float">
            <text:p>15.83</text:p>
          </table:table-cell>
          <table:table-cell table:style-name="ce9" table:formula="of:=SQRT((0.5*[.C31]/5)^2+[.$E$3]^2 + ([.D31]*[.$E$5])^2)" office:value-type="float" office:value="0.014719035294475" calcext:value-type="float">
            <text:p>0.0147</text:p>
          </table:table-cell>
          <table:table-cell table:style-name="ce8" table:formula="of:=ROUND([.E31]*[.$H$5]; 2) + [.$H$3]" office:value-type="float" office:value="0.27" calcext:value-type="float">
            <text:p>0.27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2" calcext:value-type="float">
            <text:p>0.32</text:p>
          </table:table-cell>
          <table:table-cell table:style-name="ce8" office:value-type="float" office:value="15.2" calcext:value-type="float">
            <text:p>15.20</text:p>
          </table:table-cell>
          <table:table-cell table:style-name="ce9" table:formula="of:=SQRT((0.5*[.C32]/5)^2+[.$E$3]^2 + ([.D32]*[.$E$5])^2)" office:value-type="float" office:value="0.0138625394498988" calcext:value-type="float">
            <text:p>0.0139</text:p>
          </table:table-cell>
          <table:table-cell table:style-name="ce8" table:formula="of:=ROUND([.E32]*[.$H$5]; 2) + [.$H$3]" office:value-type="float" office:value="0.26" calcext:value-type="float">
            <text:p>0.2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3" calcext:value-type="float">
            <text:p>0.30</text:p>
          </table:table-cell>
          <table:table-cell table:style-name="ce8" office:value-type="float" office:value="15.13" calcext:value-type="float">
            <text:p>15.13</text:p>
          </table:table-cell>
          <table:table-cell table:style-name="ce9" table:formula="of:=SQRT((0.5*[.C33]/5)^2+[.$E$3]^2 + ([.D33]*[.$E$5])^2)" office:value-type="float" office:value="0.0102961157724649" calcext:value-type="float">
            <text:p>0.0103</text:p>
          </table:table-cell>
          <table:table-cell table:style-name="ce8" table:formula="of:=ROUND([.E33]*[.$H$5]; 2) + [.$H$3]" office:value-type="float" office:value="0.26" calcext:value-type="float">
            <text:p>0.2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5" calcext:value-type="float">
            <text:p>0.25</text:p>
          </table:table-cell>
          <table:table-cell table:style-name="ce8" office:value-type="float" office:value="14" calcext:value-type="float">
            <text:p>14.00</text:p>
          </table:table-cell>
          <table:table-cell table:style-name="ce9" table:formula="of:=SQRT((0.5*[.C34]/5)^2+[.$E$3]^2 + ([.D34]*[.$E$5])^2)" office:value-type="float" office:value="0.00901443287178955" calcext:value-type="float">
            <text:p>0.0090</text:p>
          </table:table-cell>
          <table:table-cell table:style-name="ce8" table:formula="of:=ROUND([.E34]*[.$H$5]; 2) + [.$H$3]" office:value-type="float" office:value="0.24" calcext:value-type="float">
            <text:p>0.24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" calcext:value-type="float">
            <text:p>0.20</text:p>
          </table:table-cell>
          <table:table-cell table:style-name="ce8" office:value-type="float" office:value="11.56" calcext:value-type="float">
            <text:p>11.56</text:p>
          </table:table-cell>
          <table:table-cell table:style-name="ce9" table:formula="of:=SQRT((0.5*[.C35]/5)^2+[.$E$3]^2 + ([.D35]*[.$E$5])^2)" office:value-type="float" office:value="0.0078108898340714" calcext:value-type="float">
            <text:p>0.0078</text:p>
          </table:table-cell>
          <table:table-cell table:style-name="ce8" table:formula="of:=ROUND([.E35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5" calcext:value-type="float">
            <text:p>0.15</text:p>
          </table:table-cell>
          <table:table-cell table:style-name="ce8" office:value-type="float" office:value="7" calcext:value-type="float">
            <text:p>7.00</text:p>
          </table:table-cell>
          <table:table-cell table:style-name="ce9" table:formula="of:=SQRT((0.5*[.C36]/5)^2+[.$E$3]^2 + ([.D36]*[.$E$5])^2)" office:value-type="float" office:value="0.00672755527662166" calcext:value-type="float">
            <text:p>0.0067</text:p>
          </table:table-cell>
          <table:table-cell table:style-name="ce8" table:formula="of:=ROUND([.E36]*[.$H$5]; 2) + [.$H$3]" office:value-type="float" office:value="0.14" calcext:value-type="float">
            <text:p>0.14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2" calcext:value-type="float">
            <text:p>0.12</text:p>
          </table:table-cell>
          <table:table-cell table:style-name="ce8" office:value-type="float" office:value="4.88" calcext:value-type="float">
            <text:p>4.88</text:p>
          </table:table-cell>
          <table:table-cell table:style-name="ce9" table:formula="of:=SQRT((0.5*[.C37]/5)^2+[.$E$3]^2 + ([.D37]*[.$E$5])^2)" office:value-type="float" office:value="0.0041194659848092" calcext:value-type="float">
            <text:p>0.0041</text:p>
          </table:table-cell>
          <table:table-cell table:style-name="ce8" table:formula="of:=ROUND([.E37]*[.$H$5]; 2) + [.$H$3]" office:value-type="float" office:value="0.1" calcext:value-type="float">
            <text:p>0.1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" calcext:value-type="float">
            <text:p>0.10</text:p>
          </table:table-cell>
          <table:table-cell table:style-name="ce8" office:value-type="float" office:value="2.94" calcext:value-type="float">
            <text:p>2.94</text:p>
          </table:table-cell>
          <table:table-cell table:style-name="ce9" table:formula="of:=SQRT((0.5*[.C38]/5)^2+[.$E$3]^2 + ([.D38]*[.$E$5])^2)" office:value-type="float" office:value="0.00360693775937429" calcext:value-type="float">
            <text:p>0.0036</text:p>
          </table:table-cell>
          <table:table-cell table:style-name="ce8" table:formula="of:=ROUND([.E38]*[.$H$5]; 2) + [.$H$3]" office:value-type="float" office:value="0.07" calcext:value-type="float">
            <text:p>0.07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8" calcext:value-type="float">
            <text:p>0.08</text:p>
          </table:table-cell>
          <table:table-cell table:style-name="ce8" office:value-type="float" office:value="1.6" calcext:value-type="float">
            <text:p>1.60</text:p>
          </table:table-cell>
          <table:table-cell table:style-name="ce9" table:formula="of:=SQRT((0.5*[.C39]/5)^2+[.$E$3]^2 + ([.D39]*[.$E$5])^2)" office:value-type="float" office:value="0.00312569992161756" calcext:value-type="float">
            <text:p>0.0031</text:p>
          </table:table-cell>
          <table:table-cell table:style-name="ce8" table:formula="of:=ROUND([.E39]*[.$H$5]; 2) + [.$H$3]" office:value-type="float" office:value="0.05" calcext:value-type="float">
            <text:p>0.05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6" calcext:value-type="float">
            <text:p>0.06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SQRT((0.5*[.C40]/5)^2+[.$E$3]^2 + ([.D40]*[.$E$5])^2)" office:value-type="float" office:value="0.00206155281280883" calcext:value-type="float">
            <text:p>0.0021</text:p>
          </table:table-cell>
          <table:table-cell table:style-name="ce8" table:formula="of:=ROUND([.E40]*[.$H$5]; 2) + [.$H$3]" office:value-type="float" office:value="0.04" calcext:value-type="float">
            <text:p>0.04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5" calcext:value-type="float">
            <text:p>0.05</text:p>
          </table:table-cell>
          <table:table-cell table:style-name="ce8" office:value-type="float" office:value="0.54" calcext:value-type="float">
            <text:p>0.54</text:p>
          </table:table-cell>
          <table:table-cell table:style-name="ce9" table:formula="of:=SQRT((0.5*[.C41]/5)^2+[.$E$3]^2 + ([.D41]*[.$E$5])^2)" office:value-type="float" office:value="0.00180554700852678" calcext:value-type="float">
            <text:p>0.0018</text:p>
          </table:table-cell>
          <table:table-cell table:style-name="ce8" table:formula="of:=ROUND([.E41]*[.$H$5]; 2) + [.$H$3]" office:value-type="float" office:value="0.04" calcext:value-type="float">
            <text:p>0.04</text:p>
          </table:table-cell>
          <table:table-cell table:style-name="ce8" table:number-columns-repeated="2"/>
          <table:table-cell table:number-columns-repeated="16375"/>
        </table:table-row>
        <table:table-row table:style-name="ro2" table:number-rows-repeated="8">
          <table:table-cell table:number-columns-repeated="16384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office:value-type="float" office:value="0.15620502552735" calcext:value-type="float">
            <text:p>0.15620502552735</text:p>
          </table:table-cell>
          <table:table-cell office:value-type="float" office:value="0.33" calcext:value-type="float">
            <text:p>0.33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19.8" calcext:value-type="float">
            <text:p>19.8</text:p>
          </table:table-cell>
          <table:table-cell office:value-type="float" office:value="0.14718698991419" calcext:value-type="float">
            <text:p>0.14718698991419</text:p>
          </table:table-cell>
          <table:table-cell office:value-type="float" office:value="0.33" calcext:value-type="float">
            <text:p>0.33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19.54" calcext:value-type="float">
            <text:p>19.54</text:p>
          </table:table-cell>
          <table:table-cell office:value-type="float" office:value="0.138621823678669" calcext:value-type="float">
            <text:p>0.138621823678669</text:p>
          </table:table-cell>
          <table:table-cell office:value-type="float" office:value="0.32" calcext:value-type="float">
            <text:p>0.32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19.17" calcext:value-type="float">
            <text:p>19.17</text:p>
          </table:table-cell>
          <table:table-cell office:value-type="float" office:value="0.0977548464271721" calcext:value-type="float">
            <text:p>0.0977548464271721</text:p>
          </table:table-cell>
          <table:table-cell office:value-type="float" office:value="0.32" calcext:value-type="float">
            <text:p>0.32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9.05" calcext:value-type="float">
            <text:p>19.05</text:p>
          </table:table-cell>
          <table:table-cell office:value-type="float" office:value="0.0876584850428069" calcext:value-type="float">
            <text:p>0.0876584850428069</text:p>
          </table:table-cell>
          <table:table-cell office:value-type="float" office:value="0.32" calcext:value-type="float">
            <text:p>0.32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.81" calcext:value-type="float">
            <text:p>18.81</text:p>
          </table:table-cell>
          <table:table-cell office:value-type="float" office:value="0.0781025607774803" calcext:value-type="float">
            <text:p>0.0781025607774803</text:p>
          </table:table-cell>
          <table:table-cell office:value-type="float" office:value="0.31" calcext:value-type="float">
            <text:p>0.3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18.58" calcext:value-type="float">
            <text:p>18.58</text:p>
          </table:table-cell>
          <table:table-cell office:value-type="float" office:value="0.0735935459126682" calcext:value-type="float">
            <text:p>0.0735935459126682</text:p>
          </table:table-cell>
          <table:table-cell office:value-type="float" office:value="0.31" calcext:value-type="float">
            <text:p>0.3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office:value-type="float" office:value="0.0693109659433484" calcext:value-type="float">
            <text:p>0.0693109659433484</text:p>
          </table:table-cell>
          <table:table-cell office:value-type="float" office:value="0.31" calcext:value-type="float">
            <text:p>0.3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8.19" calcext:value-type="float">
            <text:p>18.19</text:p>
          </table:table-cell>
          <table:table-cell office:value-type="float" office:value="0.0652993874396996" calcext:value-type="float">
            <text:p>0.0652993874396996</text:p>
          </table:table-cell>
          <table:table-cell office:value-type="float" office:value="0.3" calcext:value-type="float">
            <text:p>0.3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8.06" calcext:value-type="float">
            <text:p>18.06</text:p>
          </table:table-cell>
          <table:table-cell office:value-type="float" office:value="0.0411826419745018" calcext:value-type="float">
            <text:p>0.0411826419745018</text:p>
          </table:table-cell>
          <table:table-cell office:value-type="float" office:value="0.3" calcext:value-type="float">
            <text:p>0.3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.81" calcext:value-type="float">
            <text:p>17.81</text:p>
          </table:table-cell>
          <table:table-cell office:value-type="float" office:value="0.0360556514294223" calcext:value-type="float">
            <text:p>0.0360556514294223</text:p>
          </table:table-cell>
          <table:table-cell office:value-type="float" office:value="0.3" calcext:value-type="float">
            <text:p>0.3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17.65" calcext:value-type="float">
            <text:p>17.65</text:p>
          </table:table-cell>
          <table:table-cell office:value-type="float" office:value="0.0340847473219327" calcext:value-type="float">
            <text:p>0.0340847473219327</text:p>
          </table:table-cell>
          <table:table-cell office:value-type="float" office:value="0.29" calcext:value-type="float">
            <text:p>0.29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17.53" calcext:value-type="float">
            <text:p>17.53</text:p>
          </table:table-cell>
          <table:table-cell office:value-type="float" office:value="0.0321721929622461" calcext:value-type="float">
            <text:p>0.0321721929622461</text:p>
          </table:table-cell>
          <table:table-cell office:value-type="float" office:value="0.29" calcext:value-type="float">
            <text:p>0.29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76" calcext:value-type="float">
            <text:p>0.76</text:p>
          </table:table-cell>
          <table:table-cell office:value-type="float" office:value="17.38" calcext:value-type="float">
            <text:p>17.38</text:p>
          </table:table-cell>
          <table:table-cell office:value-type="float" office:value="0.0303290289986343" calcext:value-type="float">
            <text:p>0.0303290289986343</text:p>
          </table:table-cell>
          <table:table-cell office:value-type="float" office:value="0.29" calcext:value-type="float">
            <text:p>0.29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68" calcext:value-type="float">
            <text:p>0.68</text:p>
          </table:table-cell>
          <table:table-cell office:value-type="float" office:value="17.25" calcext:value-type="float">
            <text:p>17.25</text:p>
          </table:table-cell>
          <table:table-cell office:value-type="float" office:value="0.0285686891543872" calcext:value-type="float">
            <text:p>0.0285686891543872</text:p>
          </table:table-cell>
          <table:table-cell office:value-type="float" office:value="0.29" calcext:value-type="float">
            <text:p>0.29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7.14" calcext:value-type="float">
            <text:p>17.14</text:p>
          </table:table-cell>
          <table:table-cell office:value-type="float" office:value="0.0205915031020079" calcext:value-type="float">
            <text:p>0.0205915031020079</text:p>
          </table:table-cell>
          <table:table-cell office:value-type="float" office:value="0.29" calcext:value-type="float">
            <text:p>0.29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office:value-type="float" office:value="0.0195512147960172" calcext:value-type="float">
            <text:p>0.0195512147960172</text:p>
          </table:table-cell>
          <table:table-cell office:value-type="float" office:value="0.29" calcext:value-type="float">
            <text:p>0.29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52" calcext:value-type="float">
            <text:p>0.52</text:p>
          </table:table-cell>
          <table:table-cell office:value-type="float" office:value="16.86" calcext:value-type="float">
            <text:p>16.86</text:p>
          </table:table-cell>
          <table:table-cell office:value-type="float" office:value="0.0185302455461335" calcext:value-type="float">
            <text:p>0.0185302455461335</text:p>
          </table:table-cell>
          <table:table-cell office:value-type="float" office:value="0.28" calcext:value-type="float">
            <text:p>0.2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float" office:value="16.77" calcext:value-type="float">
            <text:p>16.77</text:p>
          </table:table-cell>
          <table:table-cell office:value-type="float" office:value="0.0175319707962339" calcext:value-type="float">
            <text:p>0.0175319707962339</text:p>
          </table:table-cell>
          <table:table-cell office:value-type="float" office:value="0.28" calcext:value-type="float">
            <text:p>0.2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16.45" calcext:value-type="float">
            <text:p>16.45</text:p>
          </table:table-cell>
          <table:table-cell office:value-type="float" office:value="0.0165604951616792" calcext:value-type="float">
            <text:p>0.0165604951616792</text:p>
          </table:table-cell>
          <table:table-cell office:value-type="float" office:value="0.28" calcext:value-type="float">
            <text:p>0.2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6.19" calcext:value-type="float">
            <text:p>16.19</text:p>
          </table:table-cell>
          <table:table-cell office:value-type="float" office:value="0.0156208194407336" calcext:value-type="float">
            <text:p>0.0156208194407336</text:p>
          </table:table-cell>
          <table:table-cell office:value-type="float" office:value="0.27" calcext:value-type="float">
            <text:p>0.27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office:value-type="float" office:value="0.014719035294475" calcext:value-type="float">
            <text:p>0.014719035294475</text:p>
          </table:table-cell>
          <table:table-cell office:value-type="float" office:value="0.27" calcext:value-type="float">
            <text:p>0.27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15.2" calcext:value-type="float">
            <text:p>15.2</text:p>
          </table:table-cell>
          <table:table-cell office:value-type="float" office:value="0.0138625394498988" calcext:value-type="float">
            <text:p>0.0138625394498988</text:p>
          </table:table-cell>
          <table:table-cell office:value-type="float" office:value="0.26" calcext:value-type="float">
            <text:p>0.26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5.13" calcext:value-type="float">
            <text:p>15.13</text:p>
          </table:table-cell>
          <table:table-cell office:value-type="float" office:value="0.0102961157724649" calcext:value-type="float">
            <text:p>0.0102961157724649</text:p>
          </table:table-cell>
          <table:table-cell office:value-type="float" office:value="0.26" calcext:value-type="float">
            <text:p>0.26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0.00901443287178955" calcext:value-type="float">
            <text:p>0.00901443287178955</text:p>
          </table:table-cell>
          <table:table-cell office:value-type="float" office:value="0.24" calcext:value-type="float">
            <text:p>0.24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1.56" calcext:value-type="float">
            <text:p>11.56</text:p>
          </table:table-cell>
          <table:table-cell office:value-type="float" office:value="0.0078108898340714" calcext:value-type="float">
            <text:p>0.0078108898340714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0.00672755527662166" calcext:value-type="float">
            <text:p>0.00672755527662166</text:p>
          </table:table-cell>
          <table:table-cell office:value-type="float" office:value="0.14" calcext:value-type="float">
            <text:p>0.14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4.88" calcext:value-type="float">
            <text:p>4.88</text:p>
          </table:table-cell>
          <table:table-cell office:value-type="float" office:value="0.0041194659848092" calcext:value-type="float">
            <text:p>0.0041194659848092</text:p>
          </table:table-cell>
          <table:table-cell office:value-type="float" office:value="0.1" calcext:value-type="float">
            <text:p>0.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.94" calcext:value-type="float">
            <text:p>2.94</text:p>
          </table:table-cell>
          <table:table-cell office:value-type="float" office:value="0.00360693775937429" calcext:value-type="float">
            <text:p>0.00360693775937429</text:p>
          </table:table-cell>
          <table:table-cell office:value-type="float" office:value="0.07" calcext:value-type="float">
            <text:p>0.07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  <table:table-cell office:value-type="float" office:value="0.00312569992161756" calcext:value-type="float">
            <text:p>0.00312569992161756</text:p>
          </table:table-cell>
          <table:table-cell office:value-type="float" office:value="0.05" calcext:value-type="float">
            <text:p>0.05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office:value-type="float" office:value="0.00206155281280883" calcext:value-type="float">
            <text:p>0.00206155281280883</text:p>
          </table:table-cell>
          <table:table-cell office:value-type="float" office:value="0.04" calcext:value-type="float">
            <text:p>0.04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0.00180554700852678" calcext:value-type="float">
            <text:p>0.00180554700852678</text:p>
          </table:table-cell>
          <table:table-cell office:value-type="float" office:value="0.04" calcext:value-type="float">
            <text:p>0.04</text:p>
          </table:table-cell>
          <table:table-cell table:number-columns-repeated="16377"/>
        </table:table-row>
        <table:table-row table:style-name="ro2" table:number-rows-repeated="104849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_B = 50 uA ANALISI" table:style-name="ta3">
        <office:forms form:automatic-focus="false" form:apply-design-mode="false"/>
        <table:table-column table:style-name="co4" table:number-columns-repeated="3" table:default-cell-style-name="ce3"/>
        <table:table-column table:style-name="co9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4" table:number-columns-repeated="16377" table:default-cell-style-name="ce3"/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3"/>
          <table:table-cell table:style-name="ce4" office:value-type="string" calcext:value-type="string">
            <text:p>V/div zero</text:p>
          </table:table-cell>
          <table:table-cell office:value-type="float" office:value="0.001" calcext:value-type="float">
            <text:p>0.001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4" office:value-type="string" calcext:value-type="string">
            <text:p>errore sullo zero (V)</text:p>
          </table:table-cell>
          <table:table-cell table:formula="of:=0.5*[.E4]/5" office:value-type="float" office:value="0.0001" calcext:value-type="float">
            <text:p>0.0001</text:p>
          </table:table-cell>
          <table:table-cell/>
          <table:table-cell office:value-type="string" calcext:value-type="string">
            <text:p>costante err digits (mA)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style-name="ce4"/>
          <table:table-cell table:number-columns-repeated="16380"/>
        </table:table-row>
        <table:table-row table:style-name="ro2">
          <table:table-cell table:number-columns-repeated="3"/>
          <table:table-cell table:style-name="ce4" office:value-type="string" calcext:value-type="string">
            <text:p>errore costruttore (%)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errore costr (%)</text:p>
          </table:table-cell>
          <table:table-cell office:value-type="float" office:value="0.015" calcext:value-type="float">
            <text:p>0.015</text:p>
          </table:table-cell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>
            <text:p>V/div</text:p>
          </table:table-cell>
          <table:table-cell table:style-name="ce5" office:value-type="string" calcext:value-type="string">
            <text:p>oscillo (V)</text:p>
          </table:table-cell>
          <table:table-cell table:style-name="ce7" office:value-type="string" calcext:value-type="string">
            <text:p>amper (mA)</text:p>
          </table:table-cell>
          <table:table-cell table:style-name="ce7" table:number-columns-repeated="6"/>
          <table:table-cell table:number-columns-repeated="16373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.78" calcext:value-type="float">
            <text:p>9.7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9.7" calcext:value-type="float">
            <text:p>9.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9.58" calcext:value-type="float">
            <text:p>9.5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9.48" calcext:value-type="float">
            <text:p>9.4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.31" calcext:value-type="float">
            <text:p>9.31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.15" calcext:value-type="float">
            <text:p>9.15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9.05" calcext:value-type="float">
            <text:p>9.05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8.91" calcext:value-type="float">
            <text:p>8.91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8.86" calcext:value-type="float">
            <text:p>8.86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77" calcext:value-type="float">
            <text:p>8.7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8.72" calcext:value-type="float">
            <text:p>8.72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8.68" calcext:value-type="float">
            <text:p>8.6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8.62" calcext:value-type="float">
            <text:p>8.62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8.58" calcext:value-type="float">
            <text:p>8.5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.55" calcext:value-type="float">
            <text:p>8.55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8.51" calcext:value-type="float">
            <text:p>8.51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8.49" calcext:value-type="float">
            <text:p>8.49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8.46" calcext:value-type="float">
            <text:p>8.46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8.42" calcext:value-type="float">
            <text:p>8.42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8.38" calcext:value-type="float">
            <text:p>8.3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8.33" calcext:value-type="float">
            <text:p>8.33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8.24" calcext:value-type="float">
            <text:p>8.24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.22" calcext:value-type="float">
            <text:p>8.22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7.86" calcext:value-type="float">
            <text:p>7.86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6.66" calcext:value-type="float">
            <text:p>6.66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3.95" calcext:value-type="float">
            <text:p>3.95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2.62" calcext:value-type="float">
            <text:p>2.62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2" calcext:value-type="float">
            <text:p>1.52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6379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 number:grouping="true"/>
    </number:number-style>
    <number:number-style style:name="N153">
      <number:number number:decimal-places="4" number:min-decimal-places="4" number:min-integer-digits="1" number:grouping="true"/>
    </number:number-style>
    <number:number-style style:name="N154">
      <number:number number:decimal-places="5" number:min-decimal-places="5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_5f_B_20__3d__20_50_20_uA" style:display-name="PageStyle_I_B = 50 u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_5f_B_20__3d__20_100_20_uA" style:display-name="PageStyle_I_B = 100 u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Caprara</meta:initial-creator>
    <meta:creation-date>2025-12-11T13:20:26</meta:creation-date>
    <dc:date>2025-12-16T16:27:31.205269326</dc:date>
    <meta:generator>LibreOffice/24.2.7.2$Linux_X86_64 LibreOffice_project/420$Build-2</meta:generator>
    <meta:editing-duration>PT4M46S</meta:editing-duration>
    <meta:editing-cycles>1</meta:editing-cycles>
    <meta:document-statistic meta:table-count="4" meta:cell-count="823" meta:object-count="7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439cm" svg:height="7.497cm" xlink:href=".." xlink:type="simple" chart:class="chart:scatter" chart:style-name="ch1">
        <chart:title svg:x="5.926cm" svg:y="0.284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F5:'I_B = 100 uA OLD'.G51" svg:x="0.288cm" svg:y="1.418cm" svg:width="13.863cm" svg:height="5.93cm">
          <chart:coordinate-region svg:x="0.998cm" svg:y="1.644cm" svg:width="12.94cm" svg:height="5.15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G5:'I_B = 100 uA OLD'.G51" chart:class="chart:scatter">
            <chart:domain table:cell-range-address="'I_B = 100 uA OLD'.F5:'I_B = 100 uA OLD'.F51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F5:'I_B = 100 uA OLD'.F51</svg:desc>
                </draw:g>
              </table:table-cell>
              <table:table-cell office:value-type="float" office:value="18.6">
                <text:p>18.6</text:p>
                <draw:g>
                  <svg:desc>'I_B = 100 uA OLD'.G5:'I_B = 100 uA OLD'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95cm" svg:height="7.497cm" xlink:href=".." xlink:type="simple" chart:class="chart:scatter" chart:style-name="ch1">
        <chart:title svg:x="5.804cm" svg:y="0.284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K5:'I_B = 100 uA OLD'.K29 'I_B = 100 uA OLD'.L20:'I_B = 100 uA OLD'.L29" svg:x="0.283cm" svg:y="1.418cm" svg:width="13.629cm" svg:height="5.93cm">
          <chart:coordinate-region svg:x="0.728cm" svg:y="1.644cm" svg:width="12.971cm" svg:height="5.15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L20:'I_B = 100 uA OLD'.L29" chart:class="chart:scatter">
            <chart:domain table:cell-range-address="'I_B = 100 uA OLD'.K5:'I_B = 100 uA OLD'.K29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K5:'I_B = 100 uA OLD'.K29</svg:desc>
                </draw:g>
              </table:table-cell>
              <table:table-cell office:value-type="float" office:value="16.97">
                <text:p>16.97</text:p>
                <draw:g>
                  <svg:desc>'I_B = 100 uA OLD'.L20:'I_B = 100 uA OLD'.L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64cm" svg:height="7.505cm" xlink:href=".." xlink:type="simple" chart:class="chart:scatter" chart:style-name="ch1">
        <chart:title svg:x="5.789cm" svg:y="0.285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K5:'I_B = 100 uA OLD'.L31" svg:x="0.283cm" svg:y="1.42cm" svg:width="13.598cm" svg:height="5.935cm">
          <chart:coordinate-region svg:x="0.728cm" svg:y="1.646cm" svg:width="12.94cm" svg:height="5.15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L5:'I_B = 100 uA OLD'.L31" chart:class="chart:scatter">
            <chart:domain table:cell-range-address="'I_B = 100 uA OLD'.K5:'I_B = 100 uA OLD'.K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K5:'I_B = 100 uA OLD'.K31</svg:desc>
                </draw:g>
              </table:table-cell>
              <table:table-cell office:value-type="float" office:value="20.38">
                <text:p>20.38</text:p>
                <draw:g>
                  <svg:desc>'I_B = 100 uA OLD'.L5:'I_B = 100 uA OLD'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6.73">
                <text:p>6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64cm" svg:height="7.505cm" xlink:href=".." xlink:type="simple" chart:class="chart:scatter" chart:style-name="ch1">
        <chart:title svg:x="5.789cm" svg:y="0.285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T5:'I_B = 100 uA OLD'.U36" svg:x="0.283cm" svg:y="1.42cm" svg:width="13.598cm" svg:height="5.935cm">
          <chart:coordinate-region svg:x="0.728cm" svg:y="1.646cm" svg:width="12.94cm" svg:height="5.15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U5:'I_B = 100 uA OLD'.U36" chart:class="chart:scatter">
            <chart:domain table:cell-range-address="'I_B = 100 uA OLD'.T5:'I_B = 100 uA OLD'.T3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T5:'I_B = 100 uA OLD'.T36</svg:desc>
                </draw:g>
              </table:table-cell>
              <table:table-cell office:value-type="float" office:value="20.1">
                <text:p>20.1</text:p>
                <draw:g>
                  <svg:desc>'I_B = 100 uA OLD'.U5:'I_B = 100 uA OLD'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979cm" svg:height="7.637cm" xlink:href=".." xlink:type="simple" chart:class="chart:scatter" chart:style-name="ch1">
        <chart:title svg:x="5.696cm" svg:y="0.287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50 uA OLD'.C7:'I_B = 50 uA OLD'.D38" svg:x="0.279cm" svg:y="1.424cm" svg:width="13.421cm" svg:height="6.061cm">
          <chart:coordinate-region svg:x="0.989cm" svg:y="1.65cm" svg:width="12.498cm" svg:height="5.28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50 uA OLD'.D7:'I_B = 50 uA OLD'.D38" chart:class="chart:scatter">
            <chart:domain table:cell-range-address="'I_B = 50 uA OLD'.C7:'I_B = 50 uA OLD'.C38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50 uA OLD'.C7:'I_B = 50 uA OLD'.C38</svg:desc>
                </draw:g>
              </table:table-cell>
              <table:table-cell office:value-type="float" office:value="9.93">
                <text:p>9.93</text:p>
                <draw:g>
                  <svg:desc>'I_B = 50 uA OLD'.D7:'I_B = 50 uA OLD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234cm" svg:height="7.637cm" xlink:href=".." xlink:type="simple" chart:class="chart:scatter" chart:style-name="ch1">
        <chart:title svg:x="5.824cm" svg:y="0.287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50 uA OLD'.G7:'I_B = 50 uA OLD'.H38" svg:x="0.284cm" svg:y="1.424cm" svg:width="13.666cm" svg:height="6.061cm">
          <chart:coordinate-region svg:x="0.728cm" svg:y="1.65cm" svg:width="13.008cm" svg:height="5.28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50 uA OLD'.H7:'I_B = 50 uA OLD'.H38" chart:class="chart:scatter">
            <chart:domain table:cell-range-address="'I_B = 50 uA OLD'.G7:'I_B = 50 uA OLD'.G38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50 uA OLD'.G7:'I_B = 50 uA OLD'.G38</svg:desc>
                </draw:g>
              </table:table-cell>
              <table:table-cell office:value-type="float" office:value="9.78">
                <text:p>9.78</text:p>
                <draw:g>
                  <svg:desc>'I_B = 50 uA OLD'.H7:'I_B = 50 uA OLD'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737cm" svg:y="4.201cm" style:legend-expansion="high" chart:style-name="ch3"/>
        <chart:plot-area chart:style-name="ch4" table:cell-range-address="'I_B = 100 uA ANALISI'.D10:'I_B = 100 uA ANALISI'.E41" svg:x="0.32cm" svg:y="0.26cm" svg:width="13.096cm" svg:height="8.639cm">
          <chart:coordinate-region svg:x="1.418cm" svg:y="0.459cm" svg:width="11.666cm" svg:height="7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_B = 100 uA ANALISI'.E10:'I_B = 100 uA ANALISI'.E41" chart:class="chart:scatter">
            <chart:domain table:cell-range-address="'I_B = 100 uA ANALISI'.D10:'I_B = 100 uA ANALISI'.D41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ANALISI'.D10:'I_B = 100 uA ANALISI'.D41</svg:desc>
                </draw:g>
              </table:table-cell>
              <table:table-cell office:value-type="float" office:value="20.1">
                <text:p>20.1</text:p>
                <draw:g>
                  <svg:desc>'I_B = 100 uA ANALISI'.E10:'I_B = 100 uA ANALISI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